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Liberation Serif" fo:font-size="12pt" style:text-underline-style="solid" style:text-underline-width="auto" style:text-underline-color="font-color" fo:font-weight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Liberation Serif" fo:font-size="12pt" style:text-underline-style="solid" style:text-underline-width="auto" style:text-underline-color="font-color" fo:font-weight="bold" officeooo:rsid="0010fb2a" officeooo:paragraph-rsid="0010fb2a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Liberation Serif" fo:font-size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Liberation Serif" fo:font-size="12pt" officeooo:rsid="0010fb2a" officeooo:paragraph-rsid="0010fb2a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Liberation Serif" fo:font-size="12pt" officeooo:paragraph-rsid="0010fb2a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0fb2a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Liberation Serif" fo:font-size="20pt" style:text-underline-style="solid" style:text-underline-width="auto" style:text-underline-color="font-color" fo:font-weight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Liberation Serif" fo:font-size="12pt" officeooo:rsid="0010fb2a" officeooo:paragraph-rsid="0010fb2a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Liberation Serif" fo:font-size="12pt" style:text-underline-style="solid" style:text-underline-width="auto" style:text-underline-color="font-color" fo:font-weight="bold" officeooo:rsid="00124dd9" officeooo:paragraph-rsid="00124dd9"/>
    </style:style>
    <style:style style:name="T1" style:family="text">
      <style:text-properties officeooo:rsid="0010fb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jektboard  Finanzapp Gruppe:</text:p>
      <text:p text:style-name="P1"> </text:p>
      <text:p text:style-name="P4">------------------------------------------------------------------------------------------------------------------------</text:p>
      <text:p text:style-name="P1"> </text:p>
      <text:p text:style-name="P2">Hauptseite und Tipps</text:p>
      <text:p text:style-name="P4">C<text:span text:style-name="T1">SS: Niklas Adler, Magnus Marx </text:span></text:p>
      <text:p text:style-name="P5">HTML: Niklas Adler, Magnus Marx</text:p>
      <text:p text:style-name="P1"> </text:p>
      <text:p text:style-name="P2">Börse </text:p>
      <text:p text:style-name="P4">H<text:span text:style-name="T1">TML</text:span>: <text:span text:style-name="T1">Nick Wuttig</text:span></text:p>
      <text:p text:style-name="P5">CSS: Nick Wuttig </text:p>
      <text:p text:style-name="P1"> </text:p>
      <text:p text:style-name="P3">Aktien</text:p>
      <text:p text:style-name="P6">H<text:span text:style-name="T1">TML</text:span>: <text:span text:style-name="T1">Niklas Adler</text:span></text:p>
      <text:p text:style-name="P5">CSS: Niklas Adler </text:p>
      <text:p text:style-name="P7"/>
      <text:p text:style-name="P3">Banken</text:p>
      <text:p text:style-name="P6">H<text:span text:style-name="T1">TML</text:span>: <text:span text:style-name="T1">Lucian Ziesch, Fabius Schurig</text:span></text:p>
      <text:p text:style-name="P5">CSS: Lucian Ziesch, FabiusSchurig</text:p>
      <text:p text:style-name="P5"/>
      <text:p text:style-name="P10">Impressum</text:p>
      <text:p text:style-name="P6">H<text:span text:style-name="T1">TML</text:span>: <text:span text:style-name="T1">Magnus Marx, Fabius Schurig</text:span></text:p>
      <text:p text:style-name="P5">CSS: Fabius Schurig</text:p>
      <text:p text:style-name="P5"/>
      <text:p text:style-name="P3">Wallet und Unterseiten (Login/Successlogin)</text:p>
      <text:p text:style-name="P5">HTML, CSS, JavaScript: Fabius</text:p>
      <text:p text:style-name="P7"> </text:p>
      <text:p text:style-name="P4">------------------------------------------------------------------------------------------------------------------------</text:p>
      <text:p text:style-name="P1"> </text:p>
      <text:p text:style-name="P1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8T10:35:31.706000000</meta:creation-date>
    <dc:date>2025-04-11T08:20:18.525000000</dc:date>
    <meta:editing-duration>PT8M59S</meta:editing-duration>
    <meta:editing-cycles>3</meta:editing-cycles>
    <meta:generator>LibreOffice/7.6.7.2$Windows_X86_64 LibreOffice_project/dd47e4b30cb7dab30588d6c79c651f218165e3c5</meta:generator>
    <meta:document-statistic meta:table-count="0" meta:image-count="0" meta:object-count="0" meta:page-count="1" meta:paragraph-count="27" meta:word-count="59" meta:character-count="649" meta:non-whitespace-character-count="598"/>
  </office:meta>
</office:document-meta>
</file>